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style:font-name-asian="Times New Roman1" style:font-name-complex="Times New Roman1"/>
    </style:style>
    <style:style style:name="T1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9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4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3cm" draw:z-index="0"><draw:image xlink:href="../../odt/images/0049.png" xlink:type="simple" xlink:show="embed" xlink:actuate="onLoad"/></draw:frame></text:p>
          </table:table-cell>
          <table:table-cell table:style-name="Table1.B1" office:value-type="string">
            <text:h text:style-name="P4" text:outline-level="1">Арктангенс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21">C</text:span><text:span text:style-name="T10">и</text:span> <text:span text:style-name="T2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14cm" svg:height="1.401cm" draw:z-index="1"><draw:image xlink:href="../../odt/images/0049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11">векторизован</text:span><text:span text:style-name="T10">, </text:span>возвращает выходное значение, вычисленное по формуле:</text:p>
            <text:p text:style-name="P6"><draw:frame draw:style-name="fr3" draw:name="Объект1" text:anchor-type="as-char" svg:width="5.553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0">амплитуда, круговая частота и фаза</text:span>,</text:p>
            <text:p text:style-name="P5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0">й и выходной сигналы.</text:span></text:p>
            <text:p text:style-name="P5"><text:span text:style-name="T11">Свойства</text:span><text:span text:style-name="T10">:</text:span></text:p>
            <text:list xml:id="list8616828923515447427" text:style-name="L1">
              <text:list-item>
                <text:p text:style-name="P7"><text:span text:style-name="T28">Амплитуда – коэффициент</text:span><text:span text:style-name="T28"><draw:frame draw:style-name="fr3" draw:name="Объект4" text:anchor-type="as-char" svg:width="0.482cm" svg:height="0.549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8">.</text:span></text:p>
              </text:list-item>
              <text:list-item>
                <text:p text:style-name="P7"><text:span text:style-name="T28">Частота – коэффициент</text:span><text:span text:style-name="T28"><draw:frame draw:style-name="fr3" draw:name="Объект6" text:anchor-type="as-char" svg:width="0.55cm" svg:height="0.28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28">.</text:span></text:p>
              </text:list-item>
              <text:list-item>
                <text:p text:style-name="P7"><text:span text:style-name="T12">Фаза</text:span><text:span text:style-name="T28"> – коэффициент</text:span><text:span text:style-name="T28"><draw:frame draw:style-name="fr3" draw:name="Объект5" text:anchor-type="as-char" svg:width="0.566cm" svg:height="0.549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8">.</text:span></text:p>
              </text:list-item>
            </text:list>
            <text:p text:style-name="P5"><text:span text:style-name="T13">Свойства м</text:span><text:span text:style-name="T20">огут быть векторами, размерности <text:s/>которых должны быть равны размерности входа, в этом случае на выходе будет также вектор.</text:span></text:p>
            <text:p text:style-name="P5"><text:span text:style-name="T27">Примечания</text:span>:</text:p>
            <text:list xml:id="list3776012046753241682" text:style-name="L2">
              <text:list-item>
                <text:p text:style-name="P8"><text:span text:style-name="T14">По умолчанию данный блок реализует обратное тангенциальному преобразование входного сигнала (скалярного или векторного) с коэффициентами</text:span><text:span text:style-name="T14"><draw:frame draw:style-name="fr3" draw:name="Object3" text:anchor-type="as-char" svg:width="4.025cm" svg:height="0.549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.</text:span></text:p>
              </text:list-item>
              <text:list-item>
                <text:p text:style-name="P9"><text:span text:style-name="T22">Именованные свойства </text:span><text:span text:style-name="T17">могут быть заданы </text:span><text:span text:style-name="T22">как </text:span><text:span text:style-name="T25">локальные</text:span><text:span text:style-name="T22"> переменные модели (или субмодели) во вкладке </text:span><text:span text:style-name="T25">Параметры,</text:span><text:span text:style-name="T22"> как </text:span><text:span text:style-name="T25">глобальные</text:span><text:span text:style-name="T22"> сигналы проекта при помощи пункта главного меню </text:span><text:span text:style-name="T15">Сервис</text:span><text:span text:style-name="T22"> </text:span><text:span text:style-name="T23">→</text:span><text:span text:style-name="T24"> </text:span><text:span text:style-name="T26">Сигналы,</text:span><text:span text:style-name="T22"> </text:span><text:span text:style-name="T17">или как </text:span><text:span text:style-name="T15">внешние</text:span><text:span text:style-name="T1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тангенс</dc:title>
    <dc:date>2014-11-29T01:20:51.04</dc:date>
    <meta:generator>OpenOffice/4.1.1$Win32 OpenOffice.org_project/411m6$Build-9775</meta:generator>
    <meta:editing-duration>PT2H22M4S</meta:editing-duration>
    <meta:editing-cycles>145</meta:editing-cycles>
    <meta:document-statistic meta:table-count="1" meta:image-count="2" meta:object-count="7" meta:page-count="1" meta:paragraph-count="18" meta:word-count="121" meta:character-count="82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arct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t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